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0.972in"/>
    </style:style>
    <style:style style:name="co4" style:family="table-column">
      <style:table-column-properties fo:break-before="auto" style:column-width="1.354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Product</text:p>
          </table:table-cell>
          <table:table-cell table:style-name="ce1" office:value-type="string">
            <text:p>Font 1</text:p>
          </table:table-cell>
          <table:table-cell table:style-name="ce1" office:value-type="string">
            <text:p>Font 2</text:p>
          </table:table-cell>
          <table:table-cell table:number-columns-repeated="2"/>
        </table:table-row>
        <table:table-row table:style-name="ro1">
          <table:table-cell office:value-type="string">
            <text:p>House That Kamurai Built</text:p>
          </table:table-cell>
          <table:table-cell office:value-type="string">
            <text:p>Blade Runner</text:p>
          </table:table-cell>
          <table:table-cell office:value-type="string">
            <text:p>Megrim</text:p>
          </table:table-cell>
          <table:table-cell table:number-columns-repeated="2"/>
        </table:table-row>
        <table:table-row table:style-name="ro1">
          <table:table-cell office:value-type="string">
            <text:p>Vlogcast</text:p>
          </table:table-cell>
          <table:table-cell office:value-type="string">
            <text:p>Blade Runner</text:p>
          </table:table-cell>
          <table:table-cell office:value-type="string">
            <text:p>Aerolite Regular</text:p>
          </table:table-cell>
          <table:table-cell table:number-columns-repeated="2"/>
        </table:table-row>
        <table:table-row table:style-name="ro1">
          <table:table-cell office:value-type="string">
            <text:p>Jam On Toast</text:p>
          </table:table-cell>
          <table:table-cell office:value-type="string">
            <text:p>Blade Runner</text:p>
          </table:table-cell>
          <table:table-cell office:value-type="string">
            <text:p>Cowboys</text:p>
          </table:table-cell>
          <table:table-cell office:value-type="string">
            <text:p>Willy Wonka</text:p>
          </table:table-cell>
          <table:table-cell/>
        </table:table-row>
        <table:table-row table:style-name="ro1">
          <table:table-cell office:value-type="string">
            <text:p>Watch Spot</text:p>
          </table:table-cell>
          <table:table-cell office:value-type="string">
            <text:p>Blade Runner</text:p>
          </table:table-cell>
          <table:table-cell office:value-type="string">
            <text:p>Scream Real</text:p>
          </table:table-cell>
          <table:table-cell table:number-columns-repeated="2"/>
        </table:table-row>
        <table:table-row table:style-name="ro1">
          <table:table-cell office:value-type="string">
            <text:p>Gaming Division</text:p>
          </table:table-cell>
          <table:table-cell office:value-type="string">
            <text:p>Blade Runner</text:p>
          </table:table-cell>
          <table:table-cell office:value-type="string">
            <text:p>Bowlby One SC</text:p>
          </table:table-cell>
          <table:table-cell office:value-type="string">
            <text:p>Borg 9</text:p>
          </table:table-cell>
          <table:table-cell office:value-type="string">
            <text:p>Panic Button</text:p>
          </table:table-cell>
        </table:table-row>
        <table:table-row table:style-name="ro1">
          <table:table-cell office:value-type="string">
            <text:p>Play Spot</text:p>
          </table:table-cell>
          <table:table-cell office:value-type="string">
            <text:p>Blade Runner</text:p>
          </table:table-cell>
          <table:table-cell office:value-type="string">
            <text:p>Astron Boy Regular</text:p>
          </table:table-cell>
          <table:table-cell table:number-columns-repeated="2"/>
        </table:table-row>
        <table:table-row table:style-name="ro1">
          <table:table-cell office:value-type="string">
            <text:p>#WeAreMovieClub</text:p>
          </table:table-cell>
          <table:table-cell office:value-type="string">
            <text:p>Blade Runner</text:p>
          </table:table-cell>
          <table:table-cell office:value-type="string">
            <text:p>Bangers</text:p>
          </table:table-cell>
          <table:table-cell table:number-columns-repeated="2"/>
        </table:table-row>
        <table:table-row table:style-name="ro1">
          <table:table-cell office:value-type="string">
            <text:p>#BadMovieClub</text:p>
          </table:table-cell>
          <table:table-cell office:value-type="string">
            <text:p>Blade Runner</text:p>
          </table:table-cell>
          <table:table-cell office:value-type="string">
            <text:p>Joti One</text:p>
          </table:table-cell>
          <table:table-cell table:number-columns-repeated="2"/>
        </table:table-row>
        <table:table-row table:style-name="ro1">
          <table:table-cell office:value-type="string">
            <text:p>#ScaryMovieSquad</text:p>
          </table:table-cell>
          <table:table-cell office:value-type="string">
            <text:p>Blade Runner</text:p>
          </table:table-cell>
          <table:table-cell office:value-type="string">
            <text:p>Creepster</text:p>
          </table:table-cell>
          <table:table-cell table:number-columns-repeated="2"/>
        </table:table-row>
        <table:table-row table:style-name="ro1">
          <table:table-cell office:value-type="string">
            <text:p>Bad Summaries</text:p>
          </table:table-cell>
          <table:table-cell office:value-type="string">
            <text:p>Blade Runner</text:p>
          </table:table-cell>
          <table:table-cell office:value-type="string">
            <text:p>Mobster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5/05/2018</text:date>, <text:time>20:3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7M44S</meta:editing-duration>
    <meta:editing-cycles>3</meta:editing-cycles>
    <meta:generator>OpenOffice/4.1.4$Win32 OpenOffice.org_project/414m5$Build-9788</meta:generator>
    <dc:date>2018-05-05T20:36:54.41</dc:date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